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14ab" officeooo:paragraph-rsid="001714ab"/>
    </style:style>
    <style:style style:name="P2" style:family="paragraph" style:parent-style-name="Standard">
      <style:paragraph-properties fo:break-before="page"/>
      <style:text-properties officeooo:rsid="001714ab" officeooo:paragraph-rsid="001714ab"/>
    </style:style>
    <style:style style:name="P3" style:family="paragraph" style:parent-style-name="Standard" style:list-style-name="L2">
      <style:text-properties officeooo:rsid="001714ab" officeooo:paragraph-rsid="001714ab"/>
    </style:style>
    <style:style style:name="P4" style:family="paragraph" style:parent-style-name="Standard" style:list-style-name="L2">
      <style:text-properties officeooo:rsid="001714ab" officeooo:paragraph-rsid="0018bc60"/>
    </style:style>
    <style:style style:name="P5" style:family="paragraph" style:parent-style-name="Standard" style:list-style-name="L4">
      <style:text-properties officeooo:rsid="001714ab" officeooo:paragraph-rsid="001714ab"/>
    </style:style>
    <style:style style:name="P6" style:family="paragraph" style:parent-style-name="Standard" style:list-style-name="L4">
      <style:text-properties officeooo:rsid="001714ab" officeooo:paragraph-rsid="0018bc60"/>
    </style:style>
    <style:style style:name="P7" style:family="paragraph" style:parent-style-name="Standard">
      <style:text-properties officeooo:rsid="001714ab" officeooo:paragraph-rsid="0018bc60"/>
    </style:style>
    <style:style style:name="P8" style:family="paragraph">
      <loext:graphic-properties draw:fill="solid" draw:fill-color="#dddddd"/>
    </style:style>
    <style:style style:name="P9" style:family="paragraph">
      <style:text-properties fo:font-size="10pt" style:font-size-asian="10pt" style:font-size-complex="10pt"/>
    </style:style>
    <style:style style:name="P10" style:family="paragraph">
      <loext:graphic-properties draw:fill="solid" draw:fill-color="#dddddd"/>
      <style:text-properties fo:font-size="10pt" style:font-size-asian="10pt" style:font-size-complex="10pt"/>
    </style:style>
    <style:style style:name="P11" style:family="paragraph">
      <loext:graphic-properties draw:fill="solid" draw:fill-color="#dddddd"/>
      <style:text-properties fo:font-size="10pt" fo:font-style="italic" style:font-size-asian="10pt" style:font-style-asian="italic" style:font-size-complex="10pt" style:font-style-complex="italic"/>
    </style:style>
    <style:style style:name="T1" style:family="text">
      <style:text-properties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6.51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dddddd" fo:min-height="4.23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dddddd" fo:min-height="7.37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Inicial- Alumnos</text:p>
      <text:p text:style-name="P1"/>
      <text:p text:style-name="P1">QUE:</text:p>
      <text:p text:style-name="P1">Crearemos un programa en JAVA donde ordenaremos una lista de alumnos. Los alumnos tendrán notas y asignaturas. El criterio de ordenación sera de primero los que tienen <text:span text:style-name="T1">mayor porcentaje de aprobados</text:span>, en caso de empate se tendrán en cuenta <text:span text:style-name="T1">el número de asignaturas aprobadas.</text:span></text:p>
      <text:p text:style-name="P1"/>
      <text:p text:style-name="P1">PORQUE:</text:p>
      <text:p text:style-name="P1">Porque los programas con uso de Clases de objeto personalizados tiene que implementar funciones relacionados con su comparación para que sean prácticos y funcionales.</text:p>
      <text:p text:style-name="P1"/>
      <text:p text:style-name="P1">PARA QUE:</text:p>
      <text:p text:style-name="P1">Para aprender a crear Clases donde los objetos se puedan compararse entre ellos mismos. Que servirá para crear Clases Genéricas funcionales cuya estructura servirá para adaptarse en muchos casos de uso diferente.</text:p>
      <text:p text:style-name="P1"/>
      <text:p text:style-name="P1">COMO:</text:p>
      <text:p text:style-name="P1">Lo principal de este ejercicio es crear la Clase “Alumno” que implemente correctamente los funciones “Compare” así que empezaremos por esta. </text:p>
      <text:p text:style-name="P1"/>
      <text:p text:style-name="P1">Para atributos de esta clase tenemos nombre, cantidad de aprobados, el porcentaje y una lista donde apuntaremos las notas. Todos estos datos se registran directamente con el builder, a excepción del porcentaje que lo calcularemos. </text:p>
      <text:p text:style-name="P1"><draw:frame text:anchor-type="paragraph" draw:z-index="1" draw:name="Marco de texto 2" draw:style-name="gr2" draw:text-style-name="P10" svg:width="10.385cm" svg:height="4.234cm" svg:x="3.408cm" svg:y="0.093cm"><draw:text-box><text:p text:style-name="P9"><text:span text:style-name="T2">public Alumno (String nombre, double... notas){</text:span></text:p><text:p text:style-name="P9"><text:span text:style-name="T2"><text:s text:c="8"/></text:span><text:span text:style-name="T2">this.nombre=nombre;</text:span></text:p><text:p text:style-name="P9"><text:span text:style-name="T2"><text:s text:c="8"/></text:span><text:span text:style-name="T2">for(double a:notas){</text:span></text:p><text:p text:style-name="P9"><text:span text:style-name="T2"><text:s text:c="12"/></text:span><text:span text:style-name="T2">this.notas.add(a);</text:span></text:p><text:p text:style-name="P9"><text:span text:style-name="T2"><text:s text:c="12"/></text:span><text:span text:style-name="T2">if(a&gt;=5){</text:span></text:p><text:p text:style-name="P9"><text:span text:style-name="T2"><text:s text:c="16"/></text:span><text:span text:style-name="T2">this.aprobados++;</text:span></text:p><text:p text:style-name="P9"><text:span text:style-name="T2"><text:s text:c="12"/></text:span><text:span text:style-name="T2">}</text:span></text:p><text:p text:style-name="P9"><text:span text:style-name="T2"><text:s text:c="8"/></text:span><text:span text:style-name="T2">}</text:span></text:p><text:p text:style-name="P9"><text:span text:style-name="T2"><text:s text:c="8"/></text:span><text:span text:style-name="T2">this.porcentajeAprobado=(this.aprobados*100)/this.notas.size();</text:span></text:p><text:p text:style-name="P9"><text:span text:style-name="T2"><text:s/></text:span><text:span text:style-name="T2">}</text:span></text:p></draw:text-box></draw:frame><text:tab/></text:p>
      <text:p text:style-name="P1"/>
      <text:p text:style-name="P1"/>
      <text:p text:style-name="P1"/>
      <text:p text:style-name="P1"/>
      <text:p text:style-name="P1"/>
      <text:p text:style-name="P1"/>
      <text:p text:style-name="P1"/>
      <text:p text:style-name="P1"/>
      <text:p text:style-name="P1"/>
      <text:p text:style-name="P1">Ahora, haciendo override la función compareTo(Alumno o) asignamos un valor entero (resultado) y comprobamos el objeto Alumno y el de la función:</text:p>
      <text:p text:style-name="P1">En cuanto al porcentaje:</text:p>
      <text:list xml:id="list3344494951" text:style-name="L2">
        <text:list-item>
          <text:p text:style-name="P4"><draw:frame text:anchor-type="paragraph" draw:z-index="0" draw:name="Marco de texto 1" draw:style-name="gr3" draw:text-style-name="P11" svg:width="10.91cm" svg:height="7.376cm" svg:x="7.056cm" svg:y="0.023cm"><draw:text-box><text:p><text:span text:style-name="T3">public int compareTo(Alumno o) {</text:span></text:p><text:p><text:span text:style-name="T3"><text:s text:c="8"/></text:span><text:span text:style-name="T3">int resultado=0;</text:span></text:p><text:p><text:span text:style-name="T3"><text:s text:c="8"/></text:span><text:span text:style-name="T3">if (this.getPorcentajeAprobado()&lt;o.getPorcentajeAprobado()) {</text:span></text:p><text:p><text:span text:style-name="T3"><text:s text:c="12"/></text:span><text:span text:style-name="T3">resultado=-1;</text:span></text:p><text:p><text:span text:style-name="T3"><text:s text:c="8"/></text:span><text:span text:style-name="T3">}else if (this.getPorcentajeAprobado()&gt;o.getPorcentajeAprobado()) {</text:span></text:p><text:p><text:span text:style-name="T3"><text:s text:c="12"/></text:span><text:span text:style-name="T3">resultado=1; </text:span></text:p><text:p><text:span text:style-name="T3"><text:s text:c="8"/></text:span><text:span text:style-name="T3">}else resultado=0;</text:span></text:p><text:p><text:span text:style-name="T3"><text:s text:c="8"/></text:span></text:p><text:p><text:span text:style-name="T3"><text:s text:c="8"/></text:span><text:span text:style-name="T3">if(resultado==0){</text:span></text:p><text:p><text:span text:style-name="T3"><text:s text:c="12"/></text:span><text:span text:style-name="T3">if (this.getAprobados()&lt;o.getAprobados()) {</text:span></text:p><text:p><text:span text:style-name="T3"><text:s text:c="16"/></text:span><text:span text:style-name="T3">resultado=-1; </text:span></text:p><text:p><text:span text:style-name="T3"><text:s text:c="12"/></text:span><text:span text:style-name="T3">}else if (this.getAprobados()&gt;o.getAprobados()) {</text:span></text:p><text:p><text:span text:style-name="T3"><text:s text:c="16"/></text:span><text:span text:style-name="T3">resultado=1;</text:span></text:p><text:p><text:span text:style-name="T3"><text:s text:c="12"/></text:span><text:span text:style-name="T3">}else resultado=0;</text:span></text:p><text:p><text:span text:style-name="T3"><text:s text:c="8"/></text:span><text:span text:style-name="T3">}</text:span></text:p><text:p><text:span text:style-name="T3"><text:s text:c="8"/></text:span><text:span text:style-name="T3">return resultado;</text:span></text:p><text:p><text:span text:style-name="T3"><text:s text:c="4"/></text:span><text:span text:style-name="T3">}</text:span></text:p></draw:text-box></draw:frame>Si el porcentaje de este es</text:p>
          <text:p text:style-name="P4">menor que el de Alumno o,</text:p>
          <text:p text:style-name="P4">asigna -1 a resultado.</text:p>
        </text:list-item>
        <text:list-item>
          <text:p text:style-name="P4">Si el porcentaje es mayor,</text:p>
          <text:p text:style-name="P4">asigna 1.</text:p>
        </text:list-item>
        <text:list-item>
          <text:p text:style-name="P3">Si son iguales asigna 0.</text:p>
        </text:list-item>
      </text:list>
      <text:p text:style-name="P7">En caso de que el valor de resultado</text:p>
      <text:p text:style-name="P7">llegado aquí sea 0, significa que</text:p>
      <text:p text:style-name="P7">tendremos que ordenarlos comparando</text:p>
      <text:p text:style-name="P7">su cantidad de asignaturas:</text:p>
      <text:list xml:id="list604075287" text:style-name="L4">
        <text:list-item>
          <text:p text:style-name="P6">Si la cantidad del objeto local</text:p>
          <text:p text:style-name="P6">es menor, asigna -1 a resultado.</text:p>
        </text:list-item>
        <text:list-item>
          <text:p text:style-name="P5">Si la cantidad es mayor, asigna 1.</text:p>
        </text:list-item>
        <text:list-item>
          <text:p text:style-name="P5">Si es igual, entonces asigna 0.</text:p>
        </text:list-item>
      </text:list>
      <text:p text:style-name="P1"/>
      <text:p text:style-name="P2"/>
      <text:p text:style-name="P1"/>
      <text:p text:style-name="P1"/>
      <text:p text:style-name="P1">Con eso ya tenemos implementado el comparable en la clase Alumno siguiendo los criterios del ejercicio. Para la parte del programa MAIN simplemente creamos una lista de alumnos y comprobamos que funcione. Para esto hago importo “Collections” y uso su funcion de “Collections.sort()”.</text:p>
      <text:p text:style-name="P1"><draw:frame text:anchor-type="paragraph" draw:z-index="2" draw:name="Marco de texto 3" draw:style-name="gr1" draw:text-style-name="P8" svg:width="9.494cm" svg:height="6.517cm" svg:x="3.537cm" svg:y="0.171cm"><draw:text-box><text:p>List&lt;Alumno&gt; alumnos = new LinkedList&lt;&gt;(); </text:p><text:p><text:s text:c="8"/>alumnos.add(a1);</text:p><text:p><text:s text:c="8"/>alumnos.add(a2);</text:p><text:p><text:s text:c="8"/>alumnos.add(a3);</text:p><text:p><text:s text:c="8"/>alumnos.add(a4);</text:p><text:p><text:s text:c="8"/>alumnos.add(a5);</text:p><text:p><text:s text:c="8"/></text:p><text:p><text:s/>System.out.println("Lista sin ordenar:");</text:p><text:p><text:s text:c="2"/>imprimir(alumnos);</text:p><text:p/><text:p><text:s/>Collections.sort(alumnos);</text:p><text:p><text:s/>System.out.println("Lista ordenada:");</text:p><text:p><text:s/>imprimir(alumnos);</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CLUSIÓN:</text:p>
      <text:p text:style-name="P1">Esta ejercicio para crear clases comparables es muy util y hace que las clases que podemos crear sean mas versátiles en el futuro. Aparte sirve como buen escalón inicial para despertar la mente del largo periodo de las vacaciones de vera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21:53:23.587000000</meta:creation-date>
    <dc:date>2023-09-15T23:08:38.679000000</dc:date>
    <meta:editing-duration>PT1H15M14S</meta:editing-duration>
    <meta:editing-cycles>2</meta:editing-cycles>
    <meta:generator>LibreOffice/7.5.3.2$Windows_X86_64 LibreOffice_project/9f56dff12ba03b9acd7730a5a481eea045e468f3</meta:generator>
    <meta:document-statistic meta:table-count="0" meta:image-count="0" meta:object-count="0" meta:page-count="2" meta:paragraph-count="30" meta:word-count="360" meta:character-count="2180" meta:non-whitespace-character-count="1856"/>
  </office:meta>
</office:document-meta>
</file>